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Expression.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ScriptExpression.getScope( Scriptable root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ScriptExpression.evaluate( ObjectModel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ScriptExpression.JavaScriptExpression( String language , String expression , Scriptable root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vaScriptExpression.assign( ObjectModel objectModel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Expression.getNode( ObjectModel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Expression.iterate( ObjectModel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vaScriptExpression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